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 Nazanin" svg:font-family="'B Nazanin'"/>
    <style:font-face style:name="B Titr" svg:font-family="'B Titr'"/>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Mono CJK SC" svg:font-family="'Noto Sans Mono CJK SC'" style:font-family-generic="modern" style:font-pitch="fixed"/>
  </office:font-face-decls>
  <office:automatic-styles>
    <style:style style:name="P1" style:family="paragraph" style:parent-style-name="Standard">
      <style:paragraph-properties fo:text-align="end" style:justify-single-word="false" style:writing-mode="rl-tb"/>
    </style:style>
    <style:style style:name="P2" style:family="paragraph" style:parent-style-name="Text_20_body">
      <style:paragraph-properties fo:text-align="end" style:justify-single-word="false" style:writing-mode="rl-tb"/>
    </style:style>
    <style:style style:name="P3" style:family="paragraph" style:parent-style-name="Text_20_body">
      <style:paragraph-properties fo:text-align="end" style:justify-single-word="false" fo:break-before="page" style:writing-mode="rl-tb"/>
    </style:style>
    <style:style style:name="P4" style:family="paragraph" style:parent-style-name="Text_20_body">
      <style:paragraph-properties fo:margin-top="0cm" fo:margin-bottom="0.146cm" style:contextual-spacing="false" fo:text-align="end" style:justify-single-word="false" style:writing-mode="rl-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درج:</text:p>
      <text:p text:style-name="P1">برای درج ما به موقعیت مناسب گره نیاز داریم و نگه داری ساکسسور یا والد تاثیری برای ما ندارد و از رویه زیر استفاده میکنیم:</text:p>
      <text:p text:style-name="Preformatted_20_Text">function insert(root, value):</text:p>
      <text:p text:style-name="Preformatted_20_Text"><text:s text:c="4"/>if root is null:</text:p>
      <text:p text:style-name="Preformatted_20_Text"><text:s text:c="8"/>return new Node(value)</text:p>
      <text:p text:style-name="Preformatted_20_Text"/>
      <text:p text:style-name="Preformatted_20_Text"><text:s text:c="4"/>current = root</text:p>
      <text:p text:style-name="Preformatted_20_Text"><text:s text:c="4"/>while current is not null:</text:p>
      <text:p text:style-name="Preformatted_20_Text"><text:s text:c="8"/>if value &lt; current.value:</text:p>
      <text:p text:style-name="Preformatted_20_Text"><text:s text:c="12"/>if current.left is null:</text:p>
      <text:p text:style-name="Preformatted_20_Text"><text:s text:c="16"/>current.left = new Node(value)</text:p>
      <text:p text:style-name="Preformatted_20_Text"><text:s text:c="16"/>return root</text:p>
      <text:p text:style-name="Preformatted_20_Text"><text:s text:c="12"/>current = current.left</text:p>
      <text:p text:style-name="Preformatted_20_Text"><text:s text:c="8"/>else:</text:p>
      <text:p text:style-name="Preformatted_20_Text"><text:s text:c="12"/>if current.right is null:</text:p>
      <text:p text:style-name="Preformatted_20_Text"><text:s text:c="16"/>current.right = new Node(value)</text:p>
      <text:p text:style-name="Preformatted_20_Text"><text:s text:c="16"/>return root</text:p>
      <text:p text:style-name="Preformatted_20_Text"><text:s text:c="12"/>current = current.right</text:p>
      <text:p text:style-name="Preformatted_20_Text"/>
      <text:p text:style-name="P2">سرچ:</text:p>
      <text:p text:style-name="P2">در سرچ اگر گره مورد نظر ما نباشد در پارت بعدی جست و جو به سراغ succ میرویم و رویه آن به شکل زیر است:</text:p>
      <text:p text:style-name="Preformatted_20_Text">function search(root, value):</text:p>
      <text:p text:style-name="Preformatted_20_Text"><text:s text:c="4"/>current = root</text:p>
      <text:p text:style-name="Preformatted_20_Text"><text:s text:c="4"/>while current is not null:</text:p>
      <text:p text:style-name="Preformatted_20_Text"><text:s text:c="8"/>if value == current.value:</text:p>
      <text:p text:style-name="Preformatted_20_Text"><text:s text:c="12"/>return current</text:p>
      <text:p text:style-name="Preformatted_20_Text"><text:s text:c="8"/>else if value &lt; current.value:</text:p>
      <text:p text:style-name="Preformatted_20_Text"><text:s text:c="12"/>current = current.left</text:p>
      <text:p text:style-name="Preformatted_20_Text"><text:s text:c="8"/>else:</text:p>
      <text:p text:style-name="Preformatted_20_Text"><text:s text:c="12"/>current = current.right</text:p>
      <text:p text:style-name="Preformatted_20_Text"/>
      <text:p text:style-name="Preformatted_20_Text"><text:s text:c="4"/>return null <text:s/>// Not found</text:p>
      <text:p text:style-name="Preformatted_20_Text"/>
      <text:p text:style-name="Preformatted_20_Text">function find_successor(node):</text:p>
      <text:p text:style-name="Preformatted_20_Text"><text:s text:c="4"/>if node.right is not null:</text:p>
      <text:p text:style-name="Preformatted_20_Text"><text:s text:c="8"/>return find_min(node.right)</text:p>
      <text:p text:style-name="Preformatted_20_Text"><text:s text:c="4"/>else:</text:p>
      <text:p text:style-name="Preformatted_20_Text"><text:s text:c="8"/>current = node.parent</text:p>
      <text:p text:style-name="Preformatted_20_Text"><text:s text:c="8"/>while current is not null and node == current.right:</text:p>
      <text:p text:style-name="Preformatted_20_Text"><text:s text:c="12"/>node = current</text:p>
      <text:p text:style-name="Preformatted_20_Text"><text:s text:c="12"/>current = current.parent</text:p>
      <text:p text:style-name="Preformatted_20_Text"><text:s text:c="8"/>return current</text:p>
      <text:p text:style-name="Preformatted_20_Text"/>
      <text:p text:style-name="Preformatted_20_Text">function find_min(node):</text:p>
      <text:p text:style-name="Preformatted_20_Text"><text:s text:c="4"/>while node.left is not null:</text:p>
      <text:p text:style-name="Preformatted_20_Text"><text:s text:c="8"/>node = node.left</text:p>
      <text:p text:style-name="Preformatted_20_Text"><text:s text:c="4"/>return node</text:p>
      <text:p text:style-name="P3">حذف:</text:p>
      <text:p text:style-name="P4">برای حذف کردن نود ها اما با داشتن ساکسسور مجبور میشویم که در بدترین حالت کل درخت را پیمایش کنیم اما در صورتی که با استفاده از یک رویه میانی ابتدا والد هر گره را پیدا کنیم سپس میتوانیم با استفاده از والد در زمان o(h) عملیات حذف را هم انجام دهیم</text:p>
      <text:p text:style-name="P4">پیدا کردن والد خود در زمان o(h) شدنی است</text:p>
      <text:p text:style-name="P4">پس از ان حذف نیز با همین مرتبه زمانی قابل انجام است و مرتبه زمانی کل ما o(h) خواهد ماند</text:p>
      <text:p text:style-name="Preformatted_20_Text">function delete(root, value):</text:p>
      <text:p text:style-name="Preformatted_20_Text"><text:s text:c="4"/>parent = null</text:p>
      <text:p text:style-name="Preformatted_20_Text"><text:s text:c="4"/>current = root</text:p>
      <text:p text:style-name="Preformatted_20_Text"/>
      <text:p text:style-name="Preformatted_20_Text"><text:s text:c="4"/>// Find the node to delete and its parent</text:p>
      <text:p text:style-name="Preformatted_20_Text"><text:s text:c="4"/>while current is not null and current.value != value:</text:p>
      <text:p text:style-name="Preformatted_20_Text"><text:s text:c="8"/>parent = current</text:p>
      <text:p text:style-name="Preformatted_20_Text"><text:s text:c="8"/>if value &lt; current.value:</text:p>
      <text:p text:style-name="Preformatted_20_Text"><text:s text:c="12"/>current = current.left</text:p>
      <text:p text:style-name="Preformatted_20_Text"><text:s text:c="8"/>else:</text:p>
      <text:p text:style-name="Preformatted_20_Text"><text:s text:c="12"/>current = current.right</text:p>
      <text:p text:style-name="Preformatted_20_Text"/>
      <text:p text:style-name="Preformatted_20_Text"><text:s text:c="4"/>if current is null:</text:p>
      <text:p text:style-name="Preformatted_20_Text"><text:s text:c="8"/>return root <text:s/>// Node not found</text:p>
      <text:p text:style-name="Preformatted_20_Text"/>
      <text:p text:style-name="Preformatted_20_Text"><text:s text:c="4"/>// Case 1: Node has no children (Leaf node)</text:p>
      <text:p text:style-name="Preformatted_20_Text"><text:s text:c="4"/>if current.left is null and current.right is null:</text:p>
      <text:p text:style-name="Preformatted_20_Text"><text:s text:c="8"/>if parent is null:</text:p>
      <text:p text:style-name="Preformatted_20_Text"><text:s text:c="12"/>root = null <text:s/>// Deleting the root node</text:p>
      <text:p text:style-name="Preformatted_20_Text"><text:s text:c="8"/>else if parent.left == current:</text:p>
      <text:p text:style-name="Preformatted_20_Text"><text:s text:c="12"/>parent.left = null</text:p>
      <text:p text:style-name="Preformatted_20_Text"><text:s text:c="8"/>else:</text:p>
      <text:p text:style-name="Preformatted_20_Text"><text:s text:c="12"/>parent.right = null</text:p>
      <text:p text:style-name="Preformatted_20_Text"/>
      <text:p text:style-name="Preformatted_20_Text"><text:s text:c="4"/>// Case 2: Node has one child</text:p>
      <text:p text:style-name="Preformatted_20_Text"><text:s text:c="4"/>else if current.left is null:</text:p>
      <text:p text:style-name="Preformatted_20_Text"><text:s text:c="8"/>if parent is null:</text:p>
      <text:p text:style-name="Preformatted_20_Text"><text:s text:c="12"/>root = current.right</text:p>
      <text:p text:style-name="Preformatted_20_Text"><text:s text:c="8"/>else if parent.left == current:</text:p>
      <text:p text:style-name="Preformatted_20_Text"><text:s text:c="12"/>parent.left = current.right</text:p>
      <text:p text:style-name="Preformatted_20_Text"><text:s text:c="8"/>else:</text:p>
      <text:p text:style-name="Preformatted_20_Text"><text:s text:c="12"/>parent.right = current.right</text:p>
      <text:p text:style-name="Preformatted_20_Text"><text:s text:c="4"/>else if current.right is null:</text:p>
      <text:p text:style-name="Preformatted_20_Text"><text:s text:c="8"/>if parent is null:</text:p>
      <text:p text:style-name="Preformatted_20_Text"><text:s text:c="12"/>root = current.left</text:p>
      <text:p text:style-name="Preformatted_20_Text"><text:s text:c="8"/>else if parent.left == current:</text:p>
      <text:p text:style-name="Preformatted_20_Text"><text:s text:c="12"/>parent.left = current.left</text:p>
      <text:p text:style-name="Preformatted_20_Text"><text:s text:c="8"/>else:</text:p>
      <text:p text:style-name="Preformatted_20_Text"><text:s text:c="12"/>parent.right = current.left</text:p>
      <text:p text:style-name="Preformatted_20_Text"/>
      <text:p text:style-name="Preformatted_20_Text"><text:s text:c="4"/>// Case 3: Node has two children</text:p>
      <text:p text:style-name="Preformatted_20_Text"><text:s text:c="4"/>else:</text:p>
      <text:p text:style-name="Preformatted_20_Text"><text:s text:c="8"/>// Find the successor (smallest node in right subtree)</text:p>
      <text:p text:style-name="Preformatted_20_Text"><text:s text:c="8"/>successor = find_min(current.right)</text:p>
      <text:p text:style-name="Preformatted_20_Text"/>
      <text:p text:style-name="Preformatted_20_Text"><text:s text:c="8"/>// Replace current value with successor's value</text:p>
      <text:p text:style-name="Preformatted_20_Text"><text:s text:c="8"/>current.value = successor.value</text:p>
      <text:p text:style-name="Preformatted_20_Text"/>
      <text:p text:style-name="Preformatted_20_Text"><text:s text:c="8"/>// Delete the successor node</text:p>
      <text:p text:style-name="Preformatted_20_Text"><text:s text:c="8"/>if successor.parent.left == successor:</text:p>
      <text:p text:style-name="Preformatted_20_Text"><text:s text:c="12"/>successor.parent.left = successor.right</text:p>
      <text:p text:style-name="Preformatted_20_Text"><text:s text:c="8"/>else:</text:p>
      <text:p text:style-name="Preformatted_20_Text"><text:s text:c="12"/>successor.parent.right = successor.right</text:p>
      <text:p text:style-name="Preformatted_20_Text"/>
      <text:p text:style-name="Preformatted_20_Text"><text:s text:c="4"/>return roo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 Nazanin" svg:font-family="'B Nazanin'"/>
    <style:font-face style:name="B Titr" svg:font-family="'B Titr'"/>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Mono CJK SC" svg:font-family="'Noto Sans Mono CJK SC'"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B Nazanin" style:font-size-asian="10.5pt" style:language-asian="zh" style:country-asian="CN" style:font-name-complex="B Nazanin" style:font-size-complex="14pt" style:language-complex="fa" style:country-complex="IR"/>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B Nazanin" style:font-size-asian="10.5pt" style:language-asian="zh" style:country-asian="CN" style:font-name-complex="B Nazanin" style:font-size-complex="14pt" style:language-complex="fa" style:country-complex="IR"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 Titr" style:font-family-asian="'B Titr'" style:font-size-asian="14pt" style:font-name-complex="B Titr" style:font-family-complex="'B Titr'"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B Nazanin" fo:font-family="'B Nazanin'" style:font-name-asian="B Nazanin" style:font-family-asian="'B Nazanin'" style:font-size-asian="12pt" style:font-name-complex="B Nazanin" style:font-family-complex="'B Nazanin'"/>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name-asian="B Nazanin" style:font-family-asian="'B Nazanin'" style:font-size-asian="12pt" style:font-style-asian="italic" style:font-name-complex="B Nazanin" style:font-family-complex="'B Nazanin'" style:font-size-complex="14pt" style:font-style-complex="italic"/>
    </style:style>
    <style:style style:name="Index" style:family="paragraph" style:parent-style-name="Standard" style:class="index">
      <style:paragraph-properties text:number-lines="false" text:line-number="0"/>
      <style:text-properties style:font-name-asian="B Nazanin" style:font-family-asian="'B Nazanin'" style:font-size-asian="12pt" style:font-name-complex="B Nazanin" style:font-family-complex="'B Nazanin'"/>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9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3T20:43:12.582258876</meta:creation-date>
    <dc:date>2024-11-23T20:45:48.046214583</dc:date>
    <meta:editing-duration>PT2M36S</meta:editing-duration>
    <meta:editing-cycles>1</meta:editing-cycles>
    <meta:document-statistic meta:table-count="0" meta:image-count="0" meta:object-count="0" meta:page-count="2" meta:paragraph-count="93" meta:word-count="454" meta:character-count="3310" meta:non-whitespace-character-count="2278"/>
    <meta:generator>LibreOffice/24.8.3.2$Linux_X86_64 LibreOffice_project/e14c9fdd1f585efcbb2c5363087a99d20928d522</meta:generator>
  </office:meta>
</office:document-meta>
</file>